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SimSun1" svg:font-family="NSimSun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9pt" officeooo:paragraph-rsid="001a571a" style:font-size-asian="9pt" style:font-size-complex="9pt"/>
    </style:style>
    <style:style style:name="P2" style:family="paragraph" style:parent-style-name="Standard_20__28_user_29_">
      <style:text-properties fo:font-size="15pt" officeooo:rsid="001b4784" officeooo:paragraph-rsid="001d6c97" style:font-size-asian="15pt" style:font-size-complex="15pt"/>
    </style:style>
    <style:style style:name="P3" style:family="paragraph" style:parent-style-name="Standard_20__28_user_29_">
      <style:text-properties fo:font-size="15pt" officeooo:rsid="001a571a" officeooo:paragraph-rsid="001d6c97" style:font-size-asian="15pt" style:font-size-complex="15pt"/>
    </style:style>
    <style:style style:name="P4" style:family="paragraph" style:parent-style-name="Standard_20__28_user_29_">
      <style:text-properties fo:font-size="15pt" officeooo:paragraph-rsid="001d6c97" style:font-size-asian="15pt" style:font-size-complex="15pt"/>
    </style:style>
    <style:style style:name="P5" style:family="paragraph" style:parent-style-name="Standard_20__28_user_29_">
      <style:text-properties fo:font-size="15pt" fo:font-weight="bold" officeooo:paragraph-rsid="001d6c97" style:font-size-asian="15pt" style:font-weight-asian="bold" style:font-size-complex="15pt" style:font-weight-complex="bold"/>
    </style:style>
    <style:style style:name="P6" style:family="paragraph" style:parent-style-name="Standard_20__28_user_29_">
      <style:text-properties fo:font-size="18pt" fo:font-weight="bold" officeooo:paragraph-rsid="001d6c97" style:font-size-asian="18pt" style:font-weight-asian="bold" style:font-size-complex="9pt"/>
    </style:style>
    <style:style style:name="P7" style:family="paragraph" style:parent-style-name="Standard_20__28_user_29_">
      <style:text-properties fo:font-size="9pt" officeooo:paragraph-rsid="001d6c97" style:font-size-asian="9pt" style:font-size-complex="9pt"/>
    </style:style>
    <style:style style:name="P8" style:family="paragraph" style:parent-style-name="Standard_20__28_user_29_">
      <style:text-properties fo:font-size="20pt" officeooo:paragraph-rsid="001d6c97" style:font-size-asian="20pt" style:font-size-complex="20pt"/>
    </style:style>
    <style:style style:name="P9" style:family="paragraph" style:parent-style-name="Standard_20__28_user_29_">
      <style:text-properties fo:font-size="16pt" fo:font-weight="bold" officeooo:rsid="001b4784" officeooo:paragraph-rsid="001d6c97" style:font-size-asian="16pt" style:font-weight-asian="bold" style:font-size-complex="16pt" style:font-weight-complex="bold"/>
    </style:style>
    <style:style style:name="P10" style:family="paragraph" style:parent-style-name="Standard_20__28_user_29_">
      <style:text-properties fo:font-size="16pt" fo:font-weight="bold" officeooo:paragraph-rsid="001d6c97" style:font-size-asian="16pt" style:font-weight-asian="bold" style:font-size-complex="16pt" style:font-weight-complex="bold"/>
    </style:style>
    <style:style style:name="P11" style:family="paragraph" style:parent-style-name="Standard_20__28_user_29_">
      <style:text-properties fo:font-size="16pt" officeooo:paragraph-rsid="001d6c97" style:font-size-asian="16pt" style:font-size-complex="16pt"/>
    </style:style>
    <style:style style:name="P12" style:family="paragraph" style:parent-style-name="Standard_20__28_user_29_">
      <style:text-properties officeooo:paragraph-rsid="001d6c97"/>
    </style:style>
    <style:style style:name="P13" style:family="paragraph" style:parent-style-name="Standard_20__28_user_29_">
      <style:text-properties fo:font-size="15pt" officeooo:paragraph-rsid="001d6c97" style:font-size-asian="15pt" style:font-size-complex="15pt"/>
    </style:style>
    <style:style style:name="P14" style:family="paragraph" style:parent-style-name="Standard_20__28_user_29_">
      <style:text-properties fo:font-size="15pt" officeooo:rsid="00226ee1" officeooo:paragraph-rsid="00226ee1" style:font-size-asian="15pt" style:font-size-complex="15pt"/>
    </style:style>
    <style:style style:name="P15" style:family="paragraph" style:parent-style-name="Standard_20__28_user_29_">
      <style:text-properties fo:font-size="15pt" officeooo:rsid="001b4784" officeooo:paragraph-rsid="00226ee1" style:font-size-asian="15pt" style:font-size-complex="15pt"/>
    </style:style>
    <style:style style:name="T1" style:family="text">
      <style:text-properties fo:font-weight="bold" officeooo:rsid="001b4784" style:font-weight-asian="bold" style:font-weight-complex="bold"/>
    </style:style>
    <style:style style:name="T2" style:family="text">
      <style:text-properties fo:font-weight="bold" officeooo:rsid="00226ee1" style:font-weight-asian="bold" style:font-weight-complex="bold"/>
    </style:style>
    <style:style style:name="T3" style:family="text">
      <style:text-properties style:font-name-asian="Liberation Serif1" style:font-name-complex="Liberation Serif1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officeooo:rsid="001c7a63" style:font-size-asian="20pt" style:font-size-complex="20pt"/>
    </style:style>
    <style:style style:name="T6" style:family="text">
      <style:text-properties fo:font-size="20pt" officeooo:rsid="001b4784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officeooo:rsid="001b4784" style:font-size-asian="15pt" style:font-size-complex="15pt"/>
    </style:style>
    <style:style style:name="T10" style:family="text">
      <style:text-properties fo:font-size="15pt" officeooo:rsid="002109e6" style:font-size-asian="15pt" style:font-size-complex="15pt"/>
    </style:style>
    <style:style style:name="T11" style:family="text">
      <style:text-properties officeooo:rsid="001b4784"/>
    </style:style>
    <style:style style:name="T12" style:family="text">
      <style:text-properties officeooo:rsid="001caedf"/>
    </style:style>
    <style:style style:name="T13" style:family="text">
      <style:text-properties officeooo:rsid="00226ee1"/>
    </style:style>
    <style:style style:name="T14" style:family="text">
      <style:text-properties officeooo:rsid="0023e4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6"><text:span text:style-name="T3"><text:s text:c="11"/></text:span>SVAZ MODELÁŘŮ ČESKÉ REPUBLIKY</text:p>
      <text:p text:style-name="P7"/>
      <text:p text:style-name="P12"><text:span text:style-name="T4"><text:tab/><text:tab/><text:tab/><text:tab/></text:span><text:span text:style-name="T7">PROPOZICE</text:span></text:p>
      <text:p text:style-name="P12"><text:span text:style-name="T4"><text:tab/><text:tab/><text:tab/> <text:s/></text:span><text:span text:style-name="T5">MČR </text:span><text:span text:style-name="T6">LETOVICE</text:span></text:p>
      <text:p text:style-name="P8"/>
      <text:p text:style-name="P11"><text:s/>soutěž seriálu MČR raketového modelářství 2021 v Letovicích.</text:p>
      <text:p text:style-name="P9">Číslo soutěže: Ra12 </text:p>
      <text:p text:style-name="P10">Datum konání: <text:span text:style-name="T11">4.9</text:span>. - <text:span text:style-name="T11">5</text:span>.<text:span text:style-name="T11">9</text:span>. 2021</text:p>
      <text:p text:style-name="P4">Pořadatel: SMČR</text:p>
      <text:p text:style-name="P4">Pověřený klub: r.č.: 124 RMK Letovice p.s.</text:p>
      <text:p text:style-name="P4">Ředitel soutěže: <text:span text:style-name="T11">Jaroslav Cihla</text:span></text:p>
      <text:p text:style-name="P4">Hlavní rozhodčí: Bohuslav Kuda</text:p>
      <text:p text:style-name="P4">Kategorie: <text:span text:style-name="T1">S3A, S4A, S6A, S5</text:span><text:span text:style-name="T2">B/C</text:span><text:span text:style-name="T1">, S7</text:span></text:p>
      <text:p text:style-name="P4">Pravidla: FAI platná od 1.1. 2021 <text:s/></text:p>
      <text:p text:style-name="P4">Startovací zařízení: rampy vlastní</text:p>
      <text:p text:style-name="P4">Vklady: senioři 200 Kč, junioři 100 Kč <text:span text:style-name="T13">za den</text:span></text:p>
      <text:p text:style-name="P4">Přístup: viz. Směrnice SMČR č. 10, čl. II, odstavec 3</text:p>
      <text:p text:style-name="P12"><text:span text:style-name="T8">Přihlášky: do </text:span><text:span text:style-name="T10">2</text:span><text:span text:style-name="T8">8.</text:span><text:span text:style-name="T10">8</text:span><text:span text:style-name="T8">. 2021 na adresu: </text:span><text:span text:style-name="T9">Jaroslav Cihla</text:span></text:p>
      <text:p text:style-name="P12"><text:span text:style-name="T8">e-mail: </text:span><text:span text:style-name="T9">jcihla@cbox.cz</text:span></text:p>
      <text:p text:style-name="P4">Protesty: dle FAI s vkladem</text:p>
      <text:p text:style-name="P4">Občerstvení: po dobu soutěže zajištěno</text:p>
      <text:p text:style-name="P4">Ubytování: ve vlastních stanech na letišti nebo individuální – hotel, ubytovna!</text:p>
      <text:p text:style-name="P4"/>
      <text:p text:style-name="P2">4.9</text:p>
      <text:p text:style-name="P4">8.30 přejímka modelů, <text:span text:style-name="T14">odevzdání maket S5 a S7</text:span></text:p>
      <text:p text:style-name="P4">9.00 – 1<text:span text:style-name="T13">1</text:span>.<text:span text:style-name="T13">3</text:span>0 <text:span text:style-name="T13">S4A 1. kolo 60 min. další á 45 min.</text:span></text:p>
      <text:p text:style-name="P14">11.30 – 12.00 oběd</text:p>
      <text:p text:style-name="P14">12.00 – 14.30 S3A</text:p>
      <text:p text:style-name="P14">14.30 – 16.30 S6A</text:p>
      <text:p text:style-name="P14">16.30 – 17.00 rozlety, závěr dne.</text:p>
      <text:p text:style-name="P4"/>
      <text:p text:style-name="P4"/>
      <text:p text:style-name="P2">5.9</text:p>
      <text:p text:style-name="P4">8.00 přejímka modelů</text:p>
      <text:p text:style-name="P15">8.30 – <text:span text:style-name="T13">10.30 S5B/C</text:span></text:p>
      <text:p text:style-name="P15"><text:span text:style-name="T13">10.30 – 12.30 </text:span><text:s/>S7</text:p>
      <text:p text:style-name="P4">Pořadatel si vyhrazuje právo na změny v programu dle okolností.</text:p>
      <text:p text:style-name="P5">Nutno dodržet platné hygienické podmínky!</text:p>
      <text:p text:style-name="P5"/>
      <text:p text:style-name="P3"><text:span text:style-name="T12">14.7.</text:span> 2021<text:tab/><text:tab/><text:tab/><text:tab/><text:tab/><text:tab/><text:tab/><text:span text:style-name="T11">Jaroslav Cihl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SimSun1" svg:font-family="NSimSun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cs" fo:country="CZ" style:letter-kerning="true" style:font-name-asian="NSimSun1" style:font-family-asian="NSimSun" style:font-family-generic-asian="modern" style:font-size-asian="12pt" style:language-asian="zh" style:country-asian="CN" style:font-name-complex="Arial2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4T21:06:04.461000000</meta:creation-date>
    <dc:date>2021-08-08T21:17:39.079000000</dc:date>
    <meta:editing-duration>PT1H24M59S</meta:editing-duration>
    <meta:editing-cycles>8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34" meta:word-count="169" meta:character-count="1091" meta:non-whitespace-character-count="917"/>
  </office:meta>
</office:document-meta>
</file>